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A0000022A9E79588C3D7A44F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2.2cm"/>
    </style:style>
    <style:style style:name="Tabla1.B" style:family="table-column">
      <style:table-column-properties style:column-width="1.704cm"/>
    </style:style>
    <style:style style:name="Tabla1.C" style:family="table-column">
      <style:table-column-properties style:column-width="1.901cm"/>
    </style:style>
    <style:style style:name="Tabla1.E" style:family="table-column">
      <style:table-column-properties style:column-width="2.496cm"/>
    </style:style>
    <style:style style:name="Tabla1.F" style:family="table-column">
      <style:table-column-properties style:column-width="2.101cm"/>
    </style:style>
    <style:style style:name="Tabla1.G" style:family="table-column">
      <style:table-column-properties style:column-width="2.298cm"/>
    </style:style>
    <style:style style:name="Tabla1.H" style:family="table-column">
      <style:table-column-properties style:column-width="2.394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2" style:family="table-row">
      <style:table-row-properties style:min-row-height="0.616cm"/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2cm"/>
    </style:style>
    <style:style style:name="Tabla2.B" style:family="table-column">
      <style:table-column-properties style:column-width="1.704cm"/>
    </style:style>
    <style:style style:name="Tabla2.C" style:family="table-column">
      <style:table-column-properties style:column-width="1.901cm"/>
    </style:style>
    <style:style style:name="Tabla2.E" style:family="table-column">
      <style:table-column-properties style:column-width="2.496cm"/>
    </style:style>
    <style:style style:name="Tabla2.F" style:family="table-column">
      <style:table-column-properties style:column-width="2.101cm"/>
    </style:style>
    <style:style style:name="Tabla2.G" style:family="table-column">
      <style:table-column-properties style:column-width="2.298cm"/>
    </style:style>
    <style:style style:name="Tabla2.H" style:family="table-column">
      <style:table-column-properties style:column-width="2.394cm"/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2.2cm"/>
    </style:style>
    <style:style style:name="Tabla3.B" style:family="table-column">
      <style:table-column-properties style:column-width="7.151cm"/>
    </style:style>
    <style:style style:name="Tabla3.C" style:family="table-column">
      <style:table-column-properties style:column-width="7.645cm"/>
    </style:style>
    <style:style style:name="Tabla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2" style:family="table-row">
      <style:table-row-properties style:min-row-height="0.616cm"/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egacySanITCBoo" fo:font-size="10pt" fo:font-weight="bold" officeooo:rsid="000e8713" officeooo:paragraph-rsid="001247a7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1247a7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680c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13d985" officeooo:paragraph-rsid="001247a7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1247a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1247a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1247a7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officeooo:rsid="0016a35d" officeooo:paragraph-rsid="0016a35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officeooo:rsid="0016a35d" officeooo:paragraph-rsid="001ed803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paragraph-rsid="001247a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178186" officeooo:paragraph-rsid="001247a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paragraph-rsid="001247a7"/>
    </style:style>
    <style:style style:name="P16" style:family="paragraph" style:parent-style-name="Title">
      <style:text-properties officeooo:rsid="00151cbc" officeooo:paragraph-rsid="00151cbc"/>
    </style:style>
    <style:style style:name="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T2" style:family="text">
      <style:text-properties style:font-name="LegacySanITCBoo" fo:font-size="10pt" style:text-underline-style="solid" style:text-underline-width="auto" style:text-underline-color="font-color" officeooo:rsid="00122e3a"/>
    </style:style>
    <style:style style:name="T3" style:family="text">
      <style:text-properties style:font-name="LegacySanITCBoo" fo:font-size="9pt" fo:font-weight="bold" officeooo:rsid="000cba49" style:font-size-asian="9pt" style:font-weight-asian="bold" style:font-size-complex="9pt" style:font-weight-complex="bold"/>
    </style:style>
    <style:style style:name="T4" style:family="text">
      <style:text-properties style:font-name="LegacySanITCBoo" fo:font-size="9pt" fo:font-weight="bold" officeooo:rsid="0013d985" style:font-size-asian="9pt" style:font-weight-asian="bold" style:font-size-complex="9pt" style:font-weight-complex="bold"/>
    </style:style>
    <style:style style:name="T5" style:family="text">
      <style:text-properties style:font-name="LegacySanITCBoo" fo:font-size="9pt" fo:font-weight="bold" officeooo:rsid="00173df1" style:font-size-asian="9pt" style:font-weight-asian="bold" style:font-size-complex="9pt" style:font-weight-complex="bold"/>
    </style:style>
    <style:style style:name="T6" style:family="text">
      <style:text-properties style:font-name="LegacySanITCBoo" fo:font-size="9pt" fo:font-weight="bold" officeooo:rsid="0015488e" style:font-size-asian="9pt" style:font-weight-asian="bold" style:font-size-complex="9pt" style:font-weight-complex="bold"/>
    </style:style>
    <style:style style:name="T7" style:family="text">
      <style:text-properties style:font-name="LegacySanITCBoo" fo:font-size="9pt" fo:font-weight="bold" officeooo:rsid="00178186" style:font-size-asian="9pt" style:font-weight-asian="bold" style:font-size-complex="9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3d985"/>
    </style:style>
    <style:style style:name="T10" style:family="text">
      <style:text-properties officeooo:rsid="001d83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">#foreach($procediment in ${dades.keySet()})</text:text-input><text:text-input text:description=""/></text:p>
      <text:p text:style-name="P16">$procediment.nom - $procediment.codi</text:p>
      <text:p text:style-name="P7">Notificacion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3">Data</text:p>
          </table:table-cell>
          <table:table-cell table:style-name="Tabla1.B1" office:value-type="string">
            <text:p text:style-name="P15"><text:span text:style-name="T3">Nombre </text:span><text:span text:style-name="T4"><text:s/>total</text:span></text:p>
          </table:table-cell>
          <table:table-cell table:style-name="Tabla1.C1" office:value-type="string">
            <text:p text:style-name="P15"><text:span text:style-name="T3">Nombre </text:span><text:span text:style-name="T4"><text:s/>correctes</text:span></text:p>
          </table:table-cell>
          <table:table-cell table:style-name="Tabla1.D1" office:value-type="string">
            <text:p text:style-name="P15"><text:span text:style-name="T3">Nombre </text:span><text:span text:style-name="T4">amb error</text:span></text:p>
          </table:table-cell>
          <table:table-cell table:style-name="Tabla1.E1" office:value-type="string">
            <text:p text:style-name="P15"><text:span text:style-name="T3">Nombre </text:span><text:span text:style-name="T4">de procediment comú</text:span></text:p>
          </table:table-cell>
          <table:table-cell table:style-name="Tabla1.F1" office:value-type="string">
            <text:p text:style-name="P15"><text:span text:style-name="T3">Nombre </text:span><text:span text:style-name="T4"><text:s/></text:span><text:span text:style-name="T5">amb grup</text:span></text:p>
          </table:table-cell>
          <table:table-cell table:style-name="Tabla1.G1" office:value-type="string">
            <text:p text:style-name="P15"><text:span text:style-name="T3">Nombre </text:span><text:span text:style-name="T6">amb</text:span><text:span text:style-name="T4"> origen api</text:span></text:p>
          </table:table-cell>
          <table:table-cell table:style-name="Tabla1.H1" office:value-type="string">
            <text:p text:style-name="P15"><text:span text:style-name="T3">Nombre </text:span><text:span text:style-name="T6">amb</text:span><text:span text:style-name="T4"> origen web</text:span></text:p>
          </table:table-cell>
        </table:table-row>
        <table:table-row table:style-name="Tabla1.2">
          <table:table-cell table:style-name="Tabla1.A2" office:value-type="string">
            <text:p text:style-name="P8"><text:text-input text:description="">@before-row#foreach($historic in ${dades.get($procediment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1.B2" office:value-type="string">
            <text:p text:style-name="P8"><text:text-input text:description="">$historic.numNotTotal</text:text-input></text:p>
          </table:table-cell>
          <table:table-cell table:style-name="Tabla1.C2" office:value-type="string">
            <text:p text:style-name="P9"><text:text-input text:description="">$historic.numNotCorrectes</text:text-input></text:p>
          </table:table-cell>
          <table:table-cell table:style-name="Tabla1.D2" office:value-type="string">
            <text:p text:style-name="P10"><text:text-input text:description="">$historic.numNotAmbError</text:text-input></text:p>
          </table:table-cell>
          <table:table-cell table:style-name="Tabla1.E2" office:value-type="string">
            <text:p text:style-name="P8"><text:text-input text:description="">$historic.numNotProcedimentComu</text:text-input></text:p>
          </table:table-cell>
          <table:table-cell table:style-name="Tabla1.F2" office:value-type="string">
            <text:p text:style-name="P8"><text:text-input text:description="">$historic.numNotAmbGrup</text:text-input></text:p>
          </table:table-cell>
          <table:table-cell table:style-name="Tabla1.G2" office:value-type="string">
            <text:p text:style-name="P8"><text:text-input text:description="">$historic.numNotOrigenApi</text:text-input></text:p>
          </table:table-cell>
          <table:table-cell table:style-name="Tabla1.H2" office:value-type="string">
            <text:p text:style-name="P8"><text:text-input text:description="">$historic.numNotOrigenWeb</text:text-input></text:p>
          </table:table-cell>
        </table:table-row>
      </table:table>
      <text:p text:style-name="P5"/>
      <text:p text:style-name="P7">Comunicacions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3">Data</text:p>
          </table:table-cell>
          <table:table-cell table:style-name="Tabla2.B1" office:value-type="string">
            <text:p text:style-name="P15"><text:span text:style-name="T3">Nombre </text:span><text:span text:style-name="T4"><text:s/>total</text:span></text:p>
          </table:table-cell>
          <table:table-cell table:style-name="Tabla2.C1" office:value-type="string">
            <text:p text:style-name="P15"><text:span text:style-name="T3">Nombre </text:span><text:span text:style-name="T4"><text:s/>correctes</text:span></text:p>
          </table:table-cell>
          <table:table-cell table:style-name="Tabla2.D1" office:value-type="string">
            <text:p text:style-name="P15"><text:span text:style-name="T3">Nombre </text:span><text:span text:style-name="T4">amb error</text:span></text:p>
          </table:table-cell>
          <table:table-cell table:style-name="Tabla2.E1" office:value-type="string">
            <text:p text:style-name="P15"><text:span text:style-name="T3">Nombre </text:span><text:span text:style-name="T4">de procediment comú</text:span></text:p>
          </table:table-cell>
          <table:table-cell table:style-name="Tabla2.F1" office:value-type="string">
            <text:p text:style-name="P15"><text:span text:style-name="T3">Nombre </text:span><text:span text:style-name="T4"><text:s/></text:span><text:span text:style-name="T5">amb grup</text:span></text:p>
          </table:table-cell>
          <table:table-cell table:style-name="Tabla2.G1" office:value-type="string">
            <text:p text:style-name="P15"><text:span text:style-name="T3">Nombre </text:span><text:span text:style-name="T6">amb</text:span><text:span text:style-name="T4"> origen api</text:span></text:p>
          </table:table-cell>
          <table:table-cell table:style-name="Tabla2.H1" office:value-type="string">
            <text:p text:style-name="P15"><text:span text:style-name="T3">Nombre </text:span><text:span text:style-name="T6">amb</text:span><text:span text:style-name="T4"> origen web</text:span></text:p>
          </table:table-cell>
        </table:table-row>
        <table:table-row table:style-name="Tabla2.2">
          <table:table-cell table:style-name="Tabla2.A2" office:value-type="string">
            <text:p text:style-name="P8"><text:text-input text:description="">@before-row#foreach($historic in ${dades.get($procediment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2.B2" office:value-type="string">
            <text:p text:style-name="P8"><text:text-input text:description="">$historic.numComTotal</text:text-input></text:p>
          </table:table-cell>
          <table:table-cell table:style-name="Tabla2.C2" office:value-type="string">
            <text:p text:style-name="P9"><text:text-input text:description="">$historic.numComCorrectes</text:text-input></text:p>
          </table:table-cell>
          <table:table-cell table:style-name="Tabla2.D2" office:value-type="string">
            <text:p text:style-name="P10"><text:text-input text:description="">$historic.numComAmbError</text:text-input></text:p>
          </table:table-cell>
          <table:table-cell table:style-name="Tabla2.E2" office:value-type="string">
            <text:p text:style-name="P8"><text:text-input text:description="">$historic.numComProcedimentComu</text:text-input></text:p>
          </table:table-cell>
          <table:table-cell table:style-name="Tabla2.F2" office:value-type="string">
            <text:p text:style-name="P8"><text:text-input text:description="">$historic.numComAmbGrup</text:text-input></text:p>
          </table:table-cell>
          <table:table-cell table:style-name="Tabla2.G2" office:value-type="string">
            <text:p text:style-name="P8"><text:text-input text:description="">$historic.numComOrigenApi</text:text-input></text:p>
          </table:table-cell>
          <table:table-cell table:style-name="Tabla2.H2" office:value-type="string">
            <text:p text:style-name="P8"><text:text-input text:description="">$historic.numComOrigenWeb</text:text-input></text:p>
          </table:table-cell>
        </table:table-row>
      </table:table>
      <text:p text:style-name="P5"><text:soft-page-break/></text:p>
      <text:p text:style-name="P7"/>
      <text:p text:style-name="P7">Altres</text:p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3">Data</text:p>
          </table:table-cell>
          <table:table-cell table:style-name="Tabla3.B1" office:value-type="string">
            <text:p text:style-name="P15"><text:span text:style-name="T3">Nombre </text:span><text:span text:style-name="T4"><text:s/></text:span><text:span text:style-name="T7">enviaments</text:span></text:p>
          </table:table-cell>
          <table:table-cell table:style-name="Tabla3.C1" office:value-type="string">
            <text:p text:style-name="P14"><text:span text:style-name="T9">N</text:span>ombre de grups</text:p>
          </table:table-cell>
        </table:table-row>
        <table:table-row table:style-name="Tabla3.2">
          <table:table-cell table:style-name="Tabla3.A2" office:value-type="string">
            <text:p text:style-name="P8"><text:text-input text:description="">@before-row#foreach($historic in ${dades.get($procediment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3.B2" office:value-type="string">
            <text:p text:style-name="P8"><text:text-input text:description="">$historic.numEnviaments</text:text-input></text:p>
          </table:table-cell>
          <table:table-cell table:style-name="Tabla3.C2" office:value-type="string">
            <text:p text:style-name="P10"><text:text-input text:description="">$historic.numGrups</text:text-input></text:p>
          </table:table-cell>
        </table:table-row>
      </table:table>
      <text:p text:style-name="P5"/>
      <text:p text:style-name="P6">#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M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MT2" style:family="text">
      <style:text-properties style:font-name="LegacySanITCBoo" fo:font-size="10pt" style:text-underline-style="solid" style:text-underline-width="auto" style:text-underline-color="font-color" officeooo:rsid="00122e3a"/>
    </style:style>
    <style:style style:name="MT3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1"><draw:image xlink:href="Pictures/100002010000050A0000022A9E79588C3D7A44FC.png" xlink:type="simple" xlink:show="embed" xlink:actuate="onLoad" loext:mime-type="image/png"/></draw:frame></text:p>
        <text:p text:style-name="MP2"><text:span text:style-name="MT1">HIST</text:span><text:span text:style-name="MT2">Ò</text:span><text:span text:style-name="MT1">RIC</text:span><text:span text:style-name="MT3"> </text:span><text:span text:style-name="MT2">PER PROCEDIMENT</text:span></text:p>
        <text:p text:style-name="MP3"/>
      </style:header>
      <style:footer>
        <text:p text:style-name="Footnote"><text:page-number text:select-page="current">1</text:page-number>/<text:page-count>2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0:25:07.474986767</meta:creation-date>
    <meta:generator>LibreOffice/6.4.6.2$Linux_X86_64 LibreOffice_project/40$Build-2</meta:generator>
    <meta:editing-duration>PT5H55M22S</meta:editing-duration>
    <meta:editing-cycles>34</meta:editing-cycles>
    <dc:date>2020-12-04T08:38:52.728888070</dc:date>
    <meta:document-statistic meta:table-count="3" meta:image-count="1" meta:object-count="0" meta:page-count="2" meta:paragraph-count="47" meta:word-count="154" meta:character-count="1267" meta:non-whitespace-character-count="1210"/>
  </office:meta>
</office:document-meta>
</file>